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2.9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setembro/2022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71 - PR-AM - PROCURADORIA DA REPUBLICA - AMAZONA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CALEBE MENDONCA DE ANDRADE DUNKE - CPF: 956.782.202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7/07/2022 a 24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9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2</text:p>
          </table:table-cell>
          <table:covered-table-cell/>
          <table:table-cell office:value-type="string" table:number-columns-spanned="8" table:number-rows-spanned="1" table:style-name="ce22">
            <text:p>PLANETA DOS TECID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472.908/0001-59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A SEDE D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3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2</text:p>
          </table:table-cell>
          <table:covered-table-cell/>
          <table:table-cell office:value-type="string" table:number-columns-spanned="8" table:number-rows-spanned="1" table:style-name="ce22">
            <text:p>PLANETA AGUAS COM. EQUIP. REF.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23.026.914/0001-2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EM BENS MÓVE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GEANE BRANDAO JAIME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6.893.161/0001-38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VEÍCUL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RELART EIRELI</text:p>
          </table:table-cell>
          <table:covered-table-cell table:number-columns-repeated="7"/>
          <table:table-cell office:value-type="string" table:number-columns-spanned="3" table:number-rows-spanned="1" table:style-name="ce21">
            <text:p>04.560.678/0001-80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GRÁFICOS E EDITORIA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5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RPV DA AMAZON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5.437.959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SEDE D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9/2022</text:p>
          </table:table-cell>
          <table:covered-table-cell/>
          <table:table-cell office:value-type="string" table:number-columns-spanned="8" table:number-rows-spanned="1" table:style-name="ce22">
            <text:p>TSM COMERCIO DE EQUIPAMENTOS E SISTEMAS ELETRON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9.795.717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E CONSERVAÇÃO DE MÁQUINAS E EQUIPAMEN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9/2022</text:p>
          </table:table-cell>
          <table:covered-table-cell/>
          <table:table-cell office:value-type="string" table:number-columns-spanned="8" table:number-rows-spanned="1" table:style-name="ce22">
            <text:p>SV INSTAL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4.089.358/0001-22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SEDE D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6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9/2022</text:p>
          </table:table-cell>
          <table:covered-table-cell/>
          <table:table-cell office:value-type="string" table:number-columns-spanned="8" table:number-rows-spanned="1" table:style-name="ce22">
            <text:p>VIDRO ARTE DA AMAZONIA COMÉRCIO</text:p>
          </table:table-cell>
          <table:covered-table-cell table:number-columns-repeated="7"/>
          <table:table-cell office:value-type="string" table:number-columns-spanned="3" table:number-rows-spanned="1" table:style-name="ce21">
            <text:p>14.189.815/0001-75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E CONSERVAÇÃO DE BENS MÓVE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9/2022</text:p>
          </table:table-cell>
          <table:covered-table-cell/>
          <table:table-cell office:value-type="string" table:number-columns-spanned="8" table:number-rows-spanned="1" table:style-name="ce22">
            <text:p>DENES CRUZ LITAIFF</text:p>
          </table:table-cell>
          <table:covered-table-cell table:number-columns-repeated="7"/>
          <table:table-cell office:value-type="string" table:number-columns-spanned="3" table:number-rows-spanned="1" table:style-name="ce21">
            <text:p>10.491.067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BENS MÓVE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9/2022</text:p>
          </table:table-cell>
          <table:covered-table-cell/>
          <table:table-cell office:value-type="string" table:number-columns-spanned="8" table:number-rows-spanned="1" table:style-name="ce22">
            <text:p>CPPA COM DE PROD PARA ANIMAI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949.526/0001-24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SEDE D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2,7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9/2022</text:p>
          </table:table-cell>
          <table:covered-table-cell/>
          <table:table-cell office:value-type="string" table:number-columns-spanned="8" table:number-rows-spanned="1" table:style-name="ce22">
            <text:p>RECICLAGEM PEIXOT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5.816.051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VAÇÃO E LIMPEZA N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9/2022</text:p>
          </table:table-cell>
          <table:covered-table-cell/>
          <table:table-cell office:value-type="string" table:number-columns-spanned="8" table:number-rows-spanned="1" table:style-name="ce22">
            <text:p>COUTINHO COMERCIO DE REFRIG E MAT ELET</text:p>
          </table:table-cell>
          <table:covered-table-cell table:number-columns-repeated="7"/>
          <table:table-cell office:value-type="string" table:number-columns-spanned="3" table:number-rows-spanned="1" table:style-name="ce21">
            <text:p>22.741.809/0001-0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SEDE D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7,18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ANTONIO DE PADUA ARAUJO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4.487.736/0001-58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SEDE DA PRAM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5,1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CARREFOUR COMERCIO E INDUSTRIA</text:p>
          </table:table-cell>
          <table:covered-table-cell table:number-columns-repeated="7"/>
          <table:table-cell office:value-type="string" table:number-columns-spanned="3" table:number-rows-spanned="1" table:style-name="ce21">
            <text:p>45.543.915/0416-19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SEDE D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7,4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ITA LUC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682.336/0001-44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PREDIAL NO EDIFÍCIO SEDE DA PRA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9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NASCIMENTO ALVES - CPF: 018.870.955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4/07/2022 a 16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5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FERREIRA COSTA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OBJETIVO DE EXECUTAR SERVIÇO DE PINTURA NAS ESTANTES METÁLICAS DESTINADAS A GEDOC, EM VIRTUDE DA NÃO DISPONIBILIDADE DE TAIS ITENS EM ESTOQUE OU ATAS DE REGISTRO DE PREÇ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45,8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SALVADOR CABOS COMERC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1.891.307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O MATERIAL É NECESSÁRIO PARA ATIVIDADES NA PRÓXIMA SEMANA, NA PRM BARREIRAS, BEM COMO NAS ATIVIDADES DIÁRIAS RELACIONADAS À REDE LÓGICA NA PR/B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7,4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RAIA DROGASIL S/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61.585.865/1007-09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R OS MEDICAMENTOS DO SERVIÇO MEDICO DA PR-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2,14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5/09/2022</text:p>
          </table:table-cell>
          <table:covered-table-cell/>
          <table:table-cell office:value-type="string" table:number-columns-spanned="8" table:number-rows-spanned="1" table:style-name="ce22">
            <text:p>HIGIFORTE COMERCIO VAREJISTA DE PRODUTOS DE LIMPEZ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27.914.259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FORNECIMENTO <text:s/>DE <text:s/>MATERIAL <text:s/>DE <text:s/>LIMPEZA NECESSÁRIO PARA UTILIZAÇÃO NO LOCAL DE APLICAÇÃO DAS PROVAS DO 24º CONCURSO PARA ESTAGIÁRIOS DO <text:s/>MPF/BA, <text:s/>PREVISTAS <text:s/>PARA <text:s/>O <text:s/>DIA <text:s/>18 <text:s/>DE <text:s/>SETEMBRO, <text:s/>NO <text:s/>PAVILHÃO <text:s/>DE <text:s/>AULAS <text:s/>GLAUBER <text:s/>ROCHA, ANTIGO PAF III, EM ONDINA, SALVADOR/B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70,57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TAILDSON DOS SANTOS CARVALHO - CPF: 802.374.525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8/07/2022 a 07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7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09/2022</text:p>
          </table:table-cell>
          <table:covered-table-cell/>
          <table:table-cell office:value-type="string" table:number-columns-spanned="8" table:number-rows-spanned="1" table:style-name="ce22">
            <text:p>JOÃO DE BARRO MATERIAIS DE CONS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00.899.614/0001-57</text:p>
          </table:table-cell>
          <table:covered-table-cell table:number-columns-repeated="2"/>
          <table:table-cell office:value-type="string" table:number-columns-spanned="10" table:number-rows-spanned="1" table:style-name="ce23">
            <text:p>TROCA TORNEIRA DE PLÁSTICO ÁREA EXTERNA DA SEDE DA PRM BARREIR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7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9/2022</text:p>
          </table:table-cell>
          <table:covered-table-cell/>
          <table:table-cell office:value-type="string" table:number-columns-spanned="8" table:number-rows-spanned="1" table:style-name="ce22">
            <text:p>GILMAR OLIVEIRA ALVES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11.087.171/0001-16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CÂMERAS DE CÂMERAS DO CIRCUITO CFTV PRM BARREIR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09/2022</text:p>
          </table:table-cell>
          <table:covered-table-cell/>
          <table:table-cell office:value-type="string" table:number-columns-spanned="8" table:number-rows-spanned="1" table:style-name="ce22">
            <text:p>PARAFUSOS E COMPANHIA</text:p>
          </table:table-cell>
          <table:covered-table-cell table:number-columns-repeated="7"/>
          <table:table-cell office:value-type="string" table:number-columns-spanned="3" table:number-rows-spanned="1" table:style-name="ce21">
            <text:p>03.997.693/0001-2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FUSOS PARA FIXAR PIXO DA SALA DE T.I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FERREIRA DA ROCHA JUNIOR - CPF: 086.369.806-9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9/2022 a 08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2</text:p>
          </table:table-cell>
          <table:covered-table-cell/>
          <table:table-cell office:value-type="string" table:number-columns-spanned="8" table:number-rows-spanned="1" table:style-name="ce22">
            <text:p>CARLA MICHELE LOPES MAIA</text:p>
          </table:table-cell>
          <table:covered-table-cell table:number-columns-repeated="7"/>
          <table:table-cell office:value-type="string" table:number-columns-spanned="3" table:number-rows-spanned="1" table:style-name="ce21">
            <text:p>25.137.974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DE PELICULA JATEADA EM 4 JANELAS DE BANHEIR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7/08/2022 a 16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9/2022</text:p>
          </table:table-cell>
          <table:covered-table-cell/>
          <table:table-cell office:value-type="string" table:number-columns-spanned="8" table:number-rows-spanned="1" table:style-name="ce22">
            <text:p>CCR AUTO PEÇ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64.234.073/0001-20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8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8/2022 a 09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2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2</text:p>
          </table:table-cell>
          <table:covered-table-cell/>
          <table:table-cell office:value-type="string" table:number-columns-spanned="8" table:number-rows-spanned="1" table:style-name="ce22">
            <text:p>FERNANDO LUIZ ESTEVES DA SILVA SERVIÇOS DE LAVANDERIA</text:p>
          </table:table-cell>
          <table:covered-table-cell table:number-columns-repeated="7"/>
          <table:table-cell office:value-type="string" table:number-columns-spanned="3" table:number-rows-spanned="1" table:style-name="ce21">
            <text:p>11.467.924/0001-19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 DE LAVANDERIA - LAVAR TOALH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10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2</text:p>
          </table:table-cell>
          <table:covered-table-cell/>
          <table:table-cell office:value-type="string" table:number-columns-spanned="8" table:number-rows-spanned="1" table:style-name="ce22">
            <text:p>GRAFICA COPIADORA CIRIN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3.083.293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ADESIVO PARA IDENTIFICAÇÃO DAS GARRAFAS TÉRMICAS N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MMANUELLE MOREIRA GOMES LINHARES - CPF: 051.212.396-9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8/2022 a 30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9/2022</text:p>
          </table:table-cell>
          <table:covered-table-cell/>
          <table:table-cell office:value-type="string" table:number-columns-spanned="8" table:number-rows-spanned="1" table:style-name="ce22">
            <text:p>CARVALHO E GARDING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1.118.93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DESPESA DE PEQUENO VULTO E URGENTE: COMPRA GÁS DE COZINHA PARA PRM-IPATING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3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OVANI RODRIGUES DE OLIVEIRA - CPF: 615.419.586-9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9/2022 a 08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6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2</text:p>
          </table:table-cell>
          <table:covered-table-cell/>
          <table:table-cell office:value-type="string" table:number-columns-spanned="8" table:number-rows-spanned="1" table:style-name="ce22">
            <text:p>ELETROPAS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8.832.547/0001-65</text:p>
          </table:table-cell>
          <table:covered-table-cell table:number-columns-repeated="2"/>
          <table:table-cell office:value-type="string" table:number-columns-spanned="10" table:number-rows-spanned="1" table:style-name="ce23">
            <text:p>SANAR DEFICIÊNCIAS NA ILUMINAÇÃO DA SEDE DA PRM/PATOS DE MINA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19,93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09/2022 a 06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6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9/2022</text:p>
          </table:table-cell>
          <table:covered-table-cell/>
          <table:table-cell office:value-type="string" table:number-columns-spanned="8" table:number-rows-spanned="1" table:style-name="ce22">
            <text:p>COML ELETRICA TRIANGUL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4.142.904/0002-93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SPESAS DE PEQUENO VUL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09/2022</text:p>
          </table:table-cell>
          <table:covered-table-cell/>
          <table:table-cell office:value-type="string" table:number-columns-spanned="8" table:number-rows-spanned="1" table:style-name="ce22">
            <text:p>MONICA BEATRIZ DOS SANTOS</text:p>
          </table:table-cell>
          <table:covered-table-cell table:number-columns-repeated="7"/>
          <table:table-cell office:value-type="string" table:number-columns-spanned="3" table:number-rows-spanned="1" table:style-name="ce21">
            <text:p>66.481.854/0001-4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SPESAS DE PEQUENO VUL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UNIBORRACHAS UNIAO COML BORRACH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1.688.037/0001-31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SPESAS DE PEQUENO VUL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FRANCISCA AMORIM DOS SANTOS BATISTA</text:p>
          </table:table-cell>
          <table:covered-table-cell table:number-columns-repeated="7"/>
          <table:table-cell office:value-type="string" table:number-columns-spanned="3" table:number-rows-spanned="1" table:style-name="ce21">
            <text:p>35.630.823/0001-85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SPESAS DE PEQUENO VUL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2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SON AKIO TAKEUTI - CPF: 047.795.108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9/2022 a 21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8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LS GUARAT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9.867.464/0001-28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POR MEMBROS, SERVIDORES, TERCEIRIZADOS, VISITANTES. SELOG RECOMENDA NÃO ENVIO DO MATERIAL VIA MALO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71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FERA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984.989/0001-65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NA COPA DA PRM-UBERABA. ÚLTIMA AQUISIÇAO MARÇO/2022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MOREIRA DE SOUZA ROCHA - CPF: 030.091.236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3/08/2022 a 23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10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JBA - COSTA ALVES &amp; ALV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494.804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CABO UTP PARA CONCETAR A TV INSTALADA NO HALL DE ENTRADA AO SWITCH NO CPD</text:p>
          </table:table-cell>
          <table:covered-table-cell table:number-columns-repeated="9"/>
          <table:table-cell office:value-type="string" table:number-columns-spanned="2" table:number-rows-spanned="1" table:style-name="ce24">
            <text:p>R$ 71,6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1/09/2022</text:p>
          </table:table-cell>
          <table:covered-table-cell/>
          <table:table-cell office:value-type="string" table:number-columns-spanned="8" table:number-rows-spanned="1" table:style-name="ce22">
            <text:p>HIPER JN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2.359.273/0002-3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SE MATERIAS DE CONSUMO PARA USO NA PRM: FITA DUPLA FACE PARA FIXAÇÃO DOS QUADROS NA FACHADA DE VIDRO E LUBRIFICANTE PARA EM DOBRADIÇAS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,1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2</text:p>
          </table:table-cell>
          <table:covered-table-cell/>
          <table:table-cell office:value-type="string" table:number-columns-spanned="8" table:number-rows-spanned="1" table:style-name="ce22">
            <text:p>KARIMA DUARTE NUSA CANUTO EIRELI ME</text:p>
          </table:table-cell>
          <table:covered-table-cell table:number-columns-repeated="7"/>
          <table:table-cell office:value-type="string" table:number-columns-spanned="3" table:number-rows-spanned="1" table:style-name="ce21">
            <text:p>28.278.342/0001-9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ÁS GLS ENVASADO, BOTIJÃO DE 13KG,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5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TONIO CARLOS ANDRADE DA SILVA - CPF: 089.557.974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5/09/2022 a 10/11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7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9/2022</text:p>
          </table:table-cell>
          <table:covered-table-cell/>
          <table:table-cell office:value-type="string" table:number-columns-spanned="8" table:number-rows-spanned="1" table:style-name="ce22">
            <text:p>FRANCISCO DE ASSIS PLÁCIDO FILHO</text:p>
          </table:table-cell>
          <table:covered-table-cell table:number-columns-repeated="7"/>
          <table:table-cell office:value-type="string" table:number-columns-spanned="3" table:number-rows-spanned="1" table:style-name="ce21">
            <text:p>47.603.569/0001-05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 DE CARRO OFICIAL. <text:s/>O VALOR FOI FOI PAGO Á VISTA, MAS AS LAVAGENS SERÃO FEITAS DE MANEIERA FRACIONAD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6/2022 a 27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2/09/2022</text:p>
          </table:table-cell>
          <table:covered-table-cell/>
          <table:table-cell office:value-type="string" table:number-columns-spanned="8" table:number-rows-spanned="1" table:style-name="ce22">
            <text:p>HIDROSERV ADEMAR SOARES E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0.785.859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MATERIAL HIDRÁULICO PARA MANUTENÇÃO N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LOS MATHEUS COUTINHO WALLIER - CPF: 056.377.687-0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6/2022 a 02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2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6/09/2022</text:p>
          </table:table-cell>
          <table:covered-table-cell/>
          <table:table-cell office:value-type="string" table:number-columns-spanned="8" table:number-rows-spanned="1" table:style-name="ce22">
            <text:p>EDUARDO BISPO EUDECIO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14.887.552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INSTALAÇÃO E MANUTENÇAO DE FECHADURA DO PORTÃO SOCIAL DA PRM ANGRA DOS REIS, EM VIRTUDE DE DEFEITO, SEM CONSERTO, DE FECHADURA ANTERI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AISY DE AZEVEDO SIQUEIRA SANTOS - CPF: 890.424.257-68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1/07/2022 a 07/10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6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09/2022</text:p>
          </table:table-cell>
          <table:covered-table-cell/>
          <table:table-cell office:value-type="string" table:number-columns-spanned="8" table:number-rows-spanned="1" table:style-name="ce22">
            <text:p>PAPELARIA MÉXICO RI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9.071.931/0001-1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ROLO DE PLASTICO BOLHA PARA ATENDER AS DEMANDAS DESTA PR-RJ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8,5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6/2022 a 26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5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5/09/2022</text:p>
          </table:table-cell>
          <table:covered-table-cell/>
          <table:table-cell office:value-type="string" table:number-columns-spanned="8" table:number-rows-spanned="1" table:style-name="ce22">
            <text:p>PLASÉRICO - COM. DE ARTIGOS PLÁ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5.301.11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TENS PARA COPA: PLÁSTICO CRISTAL PARA TOALHA DE MESA E TAPETE SOB MEDIDA PARA FRENTE DA PI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65,51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2/09/2022</text:p>
          </table:table-cell>
          <table:covered-table-cell/>
          <table:table-cell office:value-type="string" table:number-columns-spanned="8" table:number-rows-spanned="1" table:style-name="ce22">
            <text:p>LOJAS DE DEPARTAMENTOS MILIUM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83.240.333/0058-50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UARDA CHUVA PARA USO PELOS ASI E NOS VEÍCULOS OFICIAIS, BEM COMO BUCHAS/PARAFUSOS PARA FIXAÇÃO DE NOVOS ROTEADORES NAS PAREDES DE GESSO ACARTONAD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5,5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6/09/2022</text:p>
          </table:table-cell>
          <table:covered-table-cell/>
          <table:table-cell office:value-type="string" table:number-columns-spanned="8" table:number-rows-spanned="1" table:style-name="ce22">
            <text:p>GIASSI &amp; CIA LTD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83.648.477/0013-49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ITENS PARA COP, NÃO MANTIDOS EM ESTOQUE NA SELOG/PRSC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2,96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VINICIUS DIAS DOS SANTOS DA SILVA - CPF: 011.321.780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8/08/2022 a 04/11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51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1/09/2022</text:p>
          </table:table-cell>
          <table:covered-table-cell/>
          <table:table-cell office:value-type="string" table:number-columns-spanned="8" table:number-rows-spanned="1" table:style-name="ce22">
            <text:p>CENTRAL DE COPIAS ESTRELA GUIA LTDA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5.957.223/0001-65</text:p>
          </table:table-cell>
          <table:covered-table-cell table:number-columns-repeated="2"/>
          <table:table-cell office:value-type="string" table:number-columns-spanned="10" table:number-rows-spanned="1" table:style-name="ce23">
            <text:p>CONTRATAÇÃO DO SERVIÇO DE ENCADERNAÇÃO DE QUATRO VOLUMES PARA ATENDER NECESSIDADE DA SGD/PRSC, CONFORME SNP 1219570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4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9 - PR-SP - PROCURADORIA DA REPUBLICA - SAO PAUL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PAULO ROGERIO BARROS DE CAMPOS - CPF: 791.491.388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6/2022 a 19/09/2022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4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2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3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2</text:p>
          </table:table-cell>
          <table:covered-table-cell/>
          <table:table-cell office:value-type="string" table:number-columns-spanned="8" table:number-rows-spanned="1" table:style-name="ce22">
            <text:p>VIARONDON CONCESSIONARIADE RODOVIA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0.635.691/0001-5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2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8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9/2022</text:p>
          </table:table-cell>
          <table:covered-table-cell/>
          <table:table-cell office:value-type="string" table:number-columns-spanned="8" table:number-rows-spanned="1" table:style-name="ce22">
            <text:p>RODOVIA DO TIÊTE</text:p>
          </table:table-cell>
          <table:covered-table-cell table:number-columns-repeated="7"/>
          <table:table-cell office:value-type="string" table:number-columns-spanned="3" table:number-rows-spanned="1" table:style-name="ce21">
            <text:p>10.678.50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6,6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09/2022</text:p>
          </table:table-cell>
          <table:covered-table-cell/>
          <table:table-cell office:value-type="string" table:number-columns-spanned="8" table:number-rows-spanned="1" table:style-name="ce22">
            <text:p>V.J.B- EMPRESA DE NAVEGAÇÃO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05.268.965/0001-83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BILHETE REFERENTE BALS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5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09/2022</text:p>
          </table:table-cell>
          <table:covered-table-cell/>
          <table:table-cell office:value-type="string" table:number-columns-spanned="8" table:number-rows-spanned="1" table:style-name="ce22">
            <text:p>EIXO SP</text:p>
          </table:table-cell>
          <table:covered-table-cell table:number-columns-repeated="7"/>
          <table:table-cell office:value-type="string" table:number-columns-spanned="3" table:number-rows-spanned="1" table:style-name="ce21">
            <text:p>36.146.575/0001-64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MENTO DE PEDAGIO</text:p>
          </table:table-cell>
          <table:covered-table-cell table:number-columns-repeated="9"/>
          <table:table-cell office:value-type="string" table:number-columns-spanned="2" table:number-rows-spanned="1" table:style-name="ce24">
            <text:p>R$ 9,8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10/10/2022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477" table:style-name="ro5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10-10T21:42:34Z</meta:creation-date>
    <dc:date>2022-10-10T21:42:34Z</dc:date>
  </office:meta>
</office:document-meta>
</file>